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0e3a8" officeooo:paragraph-rsid="0010e3a8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a648" officeooo:paragraph-rsid="0012a64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2d7e5" officeooo:paragraph-rsid="0012d7e5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7a316" officeooo:paragraph-rsid="0017a316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98c78" officeooo:paragraph-rsid="00198c78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1fdff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8c72f" officeooo:paragraph-rsid="0028c72f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fdfff" officeooo:paragraph-rsid="002508d5" style:font-name-asian="Noto Sans CJK JP" style:font-size-asian="28pt" style:language-asian="ja" style:country-asian="JP" style:font-size-complex="32pt"/>
    </style:style>
    <style:style style:name="P14" style:family="paragraph" style:parent-style-name="Standard">
      <style:paragraph-properties fo:margin-left="0.8in" fo:margin-right="0.8in" fo:margin-top="0.0398in" fo:margin-bottom="0.0398in" style:contextual-spacing="false" fo:line-height="115%" fo:text-indent="0in" style:auto-text-indent="false"/>
      <style:text-properties fo:color="#729fcf" loext:opacity="100%" fo:font-size="32pt" officeooo:rsid="002508d5" officeooo:paragraph-rsid="002508d5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2a67dc" officeooo:paragraph-rsid="002a67dc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1c66c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1c66c" officeooo:paragraph-rsid="00351700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1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37d38b" officeooo:paragraph-rsid="0037d38b" style:font-name-asian="Noto Sans CJK JP" style:font-size-asian="28pt" style:language-asian="ja" style:country-asian="JP" style:font-size-complex="32pt"/>
    </style:style>
    <style:style style:name="P2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37d38b" officeooo:paragraph-rsid="003da806" style:font-name-asian="Noto Sans CJK JP" style:font-size-asian="28pt" style:language-asian="ja" style:country-asian="JP" style:font-size-complex="32pt"/>
    </style:style>
    <style:style style:name="P2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4613e" officeooo:paragraph-rsid="0044613e" style:font-name-asian="Noto Sans CJK JP" style:font-size-asian="28pt" style:language-asian="ja" style:country-asian="JP" style:font-size-complex="32pt"/>
    </style:style>
    <style:style style:name="P2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44613e" officeooo:paragraph-rsid="00490a4f" style:font-name-asian="Noto Sans CJK JP" style:font-size-asian="28pt" style:language-asian="ja" style:country-asian="JP" style:font-size-complex="32pt"/>
    </style:style>
    <style:style style:name="P2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4c46c4" officeooo:paragraph-rsid="004c46c4" style:font-name-asian="Noto Sans CJK JP" style:font-size-asian="28pt" style:language-asian="ja" style:country-asian="JP" style:font-size-complex="32pt"/>
    </style:style>
    <style:style style:name="P2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092fd" officeooo:paragraph-rsid="005092fd" style:font-name-asian="Noto Sans CJK JP" style:font-size-asian="28pt" style:language-asian="ja" style:country-asian="JP" style:font-size-complex="32pt"/>
    </style:style>
    <style:style style:name="P2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2e529" style:font-name-asian="Noto Sans CJK JP" style:font-size-asian="28pt" style:language-asian="ja" style:country-asian="JP" style:font-size-complex="32pt"/>
    </style:style>
    <style:style style:name="P2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2e529" officeooo:paragraph-rsid="0053a5e8" style:font-name-asian="Noto Sans CJK JP" style:font-size-asian="28pt" style:language-asian="ja" style:country-asian="JP" style:font-size-complex="32pt"/>
    </style:style>
    <style:style style:name="P2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53bf32" officeooo:paragraph-rsid="0053bf32" style:font-name-asian="Noto Sans CJK JP" style:font-size-asian="28pt" style:language-asian="ja" style:country-asian="JP" style:font-size-complex="32pt"/>
    </style:style>
    <style:style style:name="P28" style:family="paragraph" style:parent-style-name="Standard" style:master-page-name="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style:page-number="auto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2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53bf32" officeooo:paragraph-rsid="0066126a" style:font-name-asian="Noto Sans CJK JP" style:font-size-asian="28pt" style:language-asian="ja" style:country-asian="JP" style:font-size-complex="32pt"/>
    </style:style>
    <style:style style:name="P3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1a1644" officeooo:paragraph-rsid="001a1644" style:font-name-asian="Noto Sans CJK JP" style:font-size-asian="28pt" style:language-asian="ja" style:country-asian="JP" style:font-size-complex="32pt"/>
    </style:style>
    <style:style style:name="P3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1a1644" officeooo:paragraph-rsid="0069906f" style:font-name-asian="Noto Sans CJK JP" style:font-size-asian="28pt" style:language-asian="ja" style:country-asian="JP" style:font-size-complex="32pt"/>
    </style:style>
    <style:style style:name="P3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9906f" officeooo:paragraph-rsid="0069906f" style:font-name-asian="Noto Sans CJK JP" style:font-size-asian="28pt" style:language-asian="ja" style:country-asian="JP" style:font-size-complex="32pt"/>
    </style:style>
    <style:style style:name="P3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b4735" officeooo:paragraph-rsid="006b4735" style:font-name-asian="Noto Sans CJK JP" style:font-size-asian="28pt" style:language-asian="ja" style:country-asian="JP" style:font-size-complex="32pt"/>
    </style:style>
    <style:style style:name="P3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cdedb" officeooo:paragraph-rsid="006cdedb" style:font-name-asian="Noto Sans CJK JP" style:font-size-asian="28pt" style:language-asian="ja" style:country-asian="JP" style:font-size-complex="32pt"/>
    </style:style>
    <style:style style:name="P3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6eb4ae" officeooo:paragraph-rsid="006eb4ae" style:font-name-asian="Noto Sans CJK JP" style:font-size-asian="28pt" style:language-asian="ja" style:country-asian="JP" style:font-size-complex="32pt"/>
    </style:style>
    <style:style style:name="P3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05c38" officeooo:paragraph-rsid="00705c38" style:font-name-asian="Noto Sans CJK JP" style:font-size-asian="28pt" style:language-asian="ja" style:country-asian="JP" style:font-size-complex="32pt"/>
    </style:style>
    <style:style style:name="P3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8d92" officeooo:paragraph-rsid="00798d92" style:font-name-asian="Noto Sans CJK JP" style:font-size-asian="28pt" style:language-asian="ja" style:country-asian="JP" style:font-size-complex="32pt"/>
    </style:style>
    <style:style style:name="P3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9e798" officeooo:paragraph-rsid="0079e798" style:font-name-asian="Noto Sans CJK JP" style:font-size-asian="28pt" style:language-asian="ja" style:country-asian="JP" style:font-size-complex="32pt"/>
    </style:style>
    <style:style style:name="P3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c27f9" officeooo:paragraph-rsid="007c27f9" style:font-name-asian="Noto Sans CJK JP" style:font-size-asian="28pt" style:language-asian="ja" style:country-asian="JP" style:font-size-complex="32pt"/>
    </style:style>
    <style:style style:name="P4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7d8b86" style:font-name-asian="Noto Sans CJK JP" style:font-size-asian="28pt" style:language-asian="ja" style:country-asian="JP" style:font-size-complex="32pt"/>
    </style:style>
    <style:style style:name="P4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fce96" officeooo:paragraph-rsid="007fce96" style:font-name-asian="Noto Sans CJK JP" style:font-size-asian="28pt" style:language-asian="ja" style:country-asian="JP" style:font-size-complex="32pt"/>
    </style:style>
    <style:style style:name="P4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7d8b86" officeooo:paragraph-rsid="0085e912" style:font-name-asian="Noto Sans CJK JP" style:font-size-asian="28pt" style:language-asian="ja" style:country-asian="JP" style:font-size-complex="32pt"/>
    </style:style>
    <style:style style:name="P4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8d569b" officeooo:paragraph-rsid="008d569b" style:font-name-asian="Noto Sans CJK JP" style:font-size-asian="28pt" style:language-asian="ja" style:country-asian="JP" style:font-size-complex="32pt"/>
    </style:style>
    <style:style style:name="P4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90ea55" officeooo:paragraph-rsid="0090ea55" style:font-name-asian="Noto Sans CJK JP" style:font-size-asian="28pt" style:language-asian="ja" style:country-asian="JP" style:font-size-complex="32pt"/>
    </style:style>
    <style:style style:name="P4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7d8b86" officeooo:paragraph-rsid="00a0df9b" style:font-name-asian="Noto Sans CJK JP" style:font-size-asian="28pt" style:language-asian="ja" style:country-asian="JP" style:font-size-complex="32pt"/>
    </style:style>
    <style:style style:name="P4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a339d3" officeooo:paragraph-rsid="00a339d3" style:font-name-asian="Noto Sans CJK JP" style:font-size-asian="28pt" style:language-asian="ja" style:country-asian="JP" style:font-size-complex="32pt"/>
    </style:style>
    <style:style style:name="P4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44759" officeooo:paragraph-rsid="00b44759" style:font-name-asian="Noto Sans CJK JP" style:font-size-asian="28pt" style:language-asian="ja" style:country-asian="JP" style:font-size-complex="32pt"/>
    </style:style>
    <style:style style:name="P5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9c0b2" officeooo:paragraph-rsid="00b9c0b2" style:font-name-asian="Noto Sans CJK JP" style:font-size-asian="28pt" style:language-asian="ja" style:country-asian="JP" style:font-size-complex="32pt"/>
    </style:style>
    <style:style style:name="P51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2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color="#729fcf" loext:opacity="100%" fo:font-size="32pt" officeooo:rsid="00bdc5c6" officeooo:paragraph-rsid="00bdc5c6" style:font-name-asian="Noto Sans CJK JP" style:font-size-asian="28pt" style:language-asian="ja" style:country-asian="JP" style:font-size-complex="32pt"/>
    </style:style>
    <style:style style:name="P53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bf1665" officeooo:paragraph-rsid="00bf1665" style:font-name-asian="Noto Sans CJK JP" style:font-size-asian="28pt" style:language-asian="ja" style:country-asian="JP" style:font-size-complex="32pt"/>
    </style:style>
    <style:style style:name="P54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cf1f39" officeooo:paragraph-rsid="00cf1f39" style:font-name-asian="Noto Sans CJK JP" style:font-size-asian="28pt" style:language-asian="ja" style:country-asian="JP" style:font-size-complex="32pt"/>
    </style:style>
    <style:style style:name="P55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21fb3" officeooo:paragraph-rsid="00d21fb3" style:font-name-asian="Noto Sans CJK JP" style:font-size-asian="28pt" style:language-asian="ja" style:country-asian="JP" style:font-size-complex="32pt"/>
    </style:style>
    <style:style style:name="P56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7168e" officeooo:paragraph-rsid="00d7168e" style:font-name-asian="Noto Sans CJK JP" style:font-size-asian="28pt" style:language-asian="ja" style:country-asian="JP" style:font-size-complex="32pt"/>
    </style:style>
    <style:style style:name="P57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dcad4c" officeooo:paragraph-rsid="00dcad4c" style:font-name-asian="Noto Sans CJK JP" style:font-size-asian="28pt" style:language-asian="ja" style:country-asian="JP" style:font-size-complex="32pt"/>
    </style:style>
    <style:style style:name="P58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09c1c" officeooo:paragraph-rsid="00e09c1c" style:font-name-asian="Noto Sans CJK JP" style:font-size-asian="28pt" style:language-asian="ja" style:country-asian="JP" style:font-size-complex="32pt"/>
    </style:style>
    <style:style style:name="P59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2619e" officeooo:paragraph-rsid="00e2619e" style:font-name-asian="Noto Sans CJK JP" style:font-size-asian="28pt" style:language-asian="ja" style:country-asian="JP" style:font-size-complex="32pt"/>
    </style:style>
    <style:style style:name="P60" style:family="paragraph" style:parent-style-name="Standard">
      <loext:graphic-properties draw:fill="none"/>
      <style:paragraph-properties fo:margin-left="0.8in" fo:margin-right="0.8in" fo:margin-top="0.0398in" fo:margin-bottom="0.0398in" style:contextual-spacing="false" fo:line-height="115%" fo:text-indent="0in" style:auto-text-indent="false" fo:background-color="transparent"/>
      <style:text-properties fo:font-size="32pt" officeooo:rsid="00e3b3b9" officeooo:paragraph-rsid="00e3b3b9" style:font-name-asian="Noto Sans CJK JP" style:font-size-asian="28pt" style:language-asian="ja" style:country-asian="JP" style:font-size-complex="32pt"/>
    </style:style>
    <style:style style:name="T1" style:family="text">
      <style:text-properties officeooo:rsid="001adcdc"/>
    </style:style>
    <style:style style:name="T2" style:family="text">
      <style:text-properties officeooo:rsid="002508d5"/>
    </style:style>
    <style:style style:name="T3" style:family="text">
      <style:text-properties officeooo:rsid="004a8f4e"/>
    </style:style>
    <style:style style:name="T4" style:family="text">
      <style:text-properties officeooo:rsid="005e23af"/>
    </style:style>
    <style:style style:name="T5" style:family="text">
      <style:text-properties officeooo:rsid="00592fe8"/>
    </style:style>
    <style:style style:name="T6" style:family="text">
      <style:text-properties officeooo:rsid="0069906f"/>
    </style:style>
    <style:style style:name="T7" style:family="text">
      <style:text-properties officeooo:rsid="00953a00"/>
    </style:style>
    <style:style style:name="T8" style:family="text">
      <style:text-properties fo:color="#729fcf" loext:opacity="100%"/>
    </style:style>
    <style:style style:name="T9" style:family="text">
      <style:text-properties officeooo:rsid="00b9c0b2"/>
    </style:style>
    <style:style style:name="T10" style:family="text">
      <style:text-properties officeooo:rsid="00b9e230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29/01/2025</text:span>:</text:p>
      <text:p text:style-name="P2">１．あの店のお菓子は高くないです。一緒に買い物をしませんか。</text:p>
      <text:p text:style-name="P2">２．日本と中国は近いです。日本とアルゼンチンは遠いです。</text:p>
      <text:p text:style-name="P2">３．パン屋は近いです。肉屋は遠いです。</text:p>
      <text:p text:style-name="P3">４．スーパーは遠いです。車で行きましょう。</text:p>
      <text:p text:style-name="P3">５．今、嬉しいですか。悲しいですか。</text:p>
      <text:p text:style-name="P4">６．僕はゲームが大好きです。ゲームをします。嬉しいです。</text:p>
      <text:p text:style-name="P5">７．学校は遠いですか。いいえ、遠くないです。自転車で行きます。</text:p>
      <text:p text:style-name="P6">８．新しい先生は日本人ですか。いいえ、中国人です。</text:p>
      <text:p text:style-name="P7">９．私の友達は小さい店で新しい本を買います。</text:p>
      <text:p text:style-name="P7">１０．私の新聞は友達の小さい鞄の中です。</text:p>
      <text:p text:style-name="P8">１１．この時計は高くないです。買いましょう。</text:p>
      <text:p text:style-name="P8">１２．日本は素晴らしいです。寿司は美味しいです。そして、町はきれいです。</text:p>
      <text:p text:style-name="P8">１３．このデパートのトイレはきれいじゃないです。</text:p>
      <text:p text:style-name="P8">１４．カフェの仕事はどうですか。面白いです。つまらなくないです。</text:p>
      <text:p text:style-name="P9"/>
      <text:p text:style-name="P9">Exercises 30/01/2025:</text:p>
      <text:p text:style-name="P10">から<text:span text:style-name="T2">(from) </text:span>まで<text:span text:style-name="T2">(to/until) for time when something starts and ends</text:span></text:p>
      <text:p text:style-name="P9">１．学校は九時から三時までです。</text:p>
      <text:p text:style-name="P9">２．スーパーは何時からですか。</text:p>
      <text:p text:style-name="P9">３．映画は何時から何時までですか。</text:p>
      <text:p text:style-name="P9">４．映画は午後十時から午前一時までです。長いですね。</text:p>
      <text:p text:style-name="P9">５．私は午後九時から午前五時まで仕事をします。</text:p>
      <text:p text:style-name="P9">６．私は四時から六時まで運動します。</text:p>
      <text:p text:style-name="P9">７．私はいつも六時に起きます。そして、七時から八時まで運動します。</text:p>
      <text:p text:style-name="P11">８．みかさんは午前九時から午後五時まで勉強します。</text:p>
      <text:p text:style-name="P12">から<text:span text:style-name="T2">(from) </text:span>まで<text:span text:style-name="T2">(to/until) to describe distances or change in location</text:span></text:p>
      <text:p text:style-name="P13">１．日本からマレーシアは五千キロメートルです。</text:p>
      <text:p text:style-name="P13">２．私は京都から東京まで新幹線で行きます。</text:p>
      <text:p text:style-name="P13">３．駅から学校まで何で行きますか。</text:p>
      <text:p text:style-name="P13">４．アメリカからブラジルまで飛行機で行きます。</text:p>
      <text:p text:style-name="P14">Days of the week, monday to sunday</text:p>
      <text:p text:style-name="P12">月曜日、火曜日、水曜日、木曜日、金曜日、土曜日、日曜日。</text:p>
      <text:p text:style-name="P15">１．私は土曜日にスーパーで買い物します。</text:p>
      <text:p text:style-name="P15">２．火曜日にスポーツをします。</text:p>
      <text:p text:style-name="P15">３．水曜日にケーキを食べます。</text:p>
      <text:p text:style-name="P15">４．木曜日に公園へ行きます。</text:p>
      <text:p text:style-name="P15">５．私は月曜日から金曜日まで仕事をします。</text:p>
      <text:p text:style-name="P15">６．私は土曜日に友達を会います。</text:p>
      <text:p text:style-name="P15">７．日曜日にオートバイに乗ります。</text:p>
      <text:p text:style-name="P15">８．何曜日にテニスをしますか。</text:p>
      <text:p text:style-name="P15">９．水曜日の四時に運動します。</text:p>
      <text:p text:style-name="P15">１０．私は土曜日と日曜日に十一時まで寝ます。</text:p>
      <text:p text:style-name="P15"/>
      <text:p text:style-name="P16">Exercises 31/01/2025:</text:p>
      <text:p text:style-name="P16">１．かぐやひめは八月の月曜日に月へかえります。</text:p>
      <text:p text:style-name="P16">２．木曜日にお金と水をください。</text:p>
      <text:p text:style-name="P16">３．大きいモグラは土の中です。</text:p>
      <text:p text:style-name="P16">４．私は土曜日に月見うどんを食べます。</text:p>
      <text:p text:style-name="P17">５．私は月曜日に友達と<text:ruby text:style-name="Ru1"><text:ruby-base>金</text:ruby-base><text:ruby-text>きん</text:ruby-text></text:ruby><text:ruby text:style-name="Ru1"><text:ruby-base>閣寺</text:ruby-base><text:ruby-text>かくじ</text:ruby-text></text:ruby>に行きます。</text:p>
      <text:p text:style-name="P17"/>
      <text:p text:style-name="P18">Exercises 01/02/2025:</text:p>
      <text:p text:style-name="P19">Months:　１月（いちがつ）、２月（にがつ）、３月（さんがつ）、４月（しがつ）、５月（ごがつ）、６月（ろくがつ）、７月（しちがつ）、８月（はちがつ）、９月（くがつ）、１０月（じゅうがつ）、１１月（じゅういちがつ）、１２月（じゅうにがつ）。</text:p>
      <text:p text:style-name="P18">１．（おはなみ）四月に友達と公園でお花見をします。</text:p>
      <text:p text:style-name="P18">２．（ぼんおどり）八月に祖父と祖母に会います。</text:p>
      <text:p text:style-name="P18">３．八月に<text:ruby text:style-name="Ru1"><text:ruby-base>新幹線</text:ruby-base><text:ruby-text>しんかんせん</text:ruby-text></text:ruby>で<text:ruby text:style-name="Ru1"><text:ruby-base>長崎</text:ruby-base><text:ruby-text>ながさき</text:ruby-text></text:ruby>に行きます。</text:p>
      <text:p text:style-name="P18">４．１月と２月は寒いです。７月と８月は暑いです。</text:p>
      <text:p text:style-name="P18">５．木曜日に映画を見ます。</text:p>
      <text:p text:style-name="P18">６．学校は月曜日から金曜日までです。</text:p>
      <text:p text:style-name="P18">７．駅から学校まで何で行きますか。</text:p>
      <text:p text:style-name="P18">８．ミカさんは午前九時から午後三時まで勉強します。</text:p>
      <text:p text:style-name="P18">９．アメリカからブラジルまで<text:ruby text:style-name="Ru1"><text:ruby-base>飛行機</text:ruby-base><text:ruby-text>ひこうき</text:ruby-text></text:ruby>で行きます。</text:p>
      <text:p text:style-name="P18">１０．私は土曜日と日曜日に十一時まで寝ます。</text:p>
      <text:p text:style-name="P19">Days of the month:　一日（ついたち）、二日（ふつか）、三日（みっか）、四日（よっか）、五日（いつか）</text:p>
      <text:p text:style-name="P20">１１．二月三日は<text:ruby text:style-name="Ru1"><text:ruby-base>節分</text:ruby-base><text:ruby-text>せつぶん</text:ruby-text></text:ruby>です。</text:p>
      <text:p text:style-name="P20">１２．私は二月三日に豆を食べます。</text:p>
      <text:p text:style-name="P20">１３．（ひなまつり）三月三日に家族と寿司を食べます。</text:p>
      <text:p text:style-name="P20">１４．（たんごのせっく）五月五日にこいのぼりを見ます。</text:p>
      <text:p text:style-name="P20"/>
      <text:p text:style-name="P21">Exercises 02/02/2025:</text:p>
      <text:p text:style-name="P22">Days of the month（か）:　六日（むいか）、七日（なのか）、八日（ようか）、九日（ここのか）、十日（とおか）、十日（じゅうよっか）、十一日（じゅういちにち）、十四日（）、二十日（はつか）、二十四日（にじゅうよっか）</text:p>
      <text:p text:style-name="P22">Except for 1 to 10 and 14, 20 and 24 <text:span text:style-name="T3">all the other days you use (にち)</text:span></text:p>
      <text:p text:style-name="P21">１．七月七日に<text:ruby text:style-name="Ru1"><text:ruby-base>願い事</text:ruby-base><text:ruby-text>ねがいこと</text:ruby-text></text:ruby>を書きます。</text:p>
      <text:p text:style-name="P21">２．学校は四月八日からです。</text:p>
      <text:p text:style-name="P23">３．学校は三月二十四日までです。</text:p>
      <text:p text:style-name="P23">４．バレンタインデーは二月十四日です。</text:p>
      <text:p text:style-name="P23">５．僕の誕生日は９月９日です。</text:p>
      <text:p text:style-name="P23">６．弟の誕生日は六月三十日です。</text:p>
      <text:p text:style-name="P23">７．何年に月に行きますか。</text:p>
      <text:p text:style-name="P23">８．おめでとうございます！２０２３年２月７日午前６時３８分。女の子ですよ。</text:p>
      <text:p text:style-name="P23">９．２０２７年4月から大学に行きます。</text:p>
      <text:p text:style-name="P23"/>
      <text:p text:style-name="P24">Exercises 05/02/2025:</text:p>
      <text:p text:style-name="P24">１．１月におせちを食べます。１２月３１日じゃないです。</text:p>
      <text:p text:style-name="P24">２．お<text:ruby text:style-name="Ru1"><text:ruby-base>正</text:ruby-base><text:ruby-text>しょう</text:ruby-text></text:ruby>月に<text:ruby text:style-name="Ru1"><text:ruby-base>祖父母</text:ruby-base><text:ruby-text>そふぼ</text:ruby-text></text:ruby>に会います。はい、どうぞ。お<text:ruby text:style-name="Ru1"><text:ruby-base>年玉</text:ruby-base><text:ruby-text>としだま</text:ruby-text></text:ruby>です。</text:p>
      <text:p text:style-name="P18"/>
      <text:p text:style-name="P25">Exercises 06/02/2025:</text:p>
      <text:p text:style-name="P25">１．何年に月に行きますか。</text:p>
      <text:p text:style-name="P26">２．A: 二十七日はマリアさんの誕生日です。一緒に誕生日パーティーに行きませんか。</text:p>
      <text:p text:style-name="P26">B: いいですね。そうしましょう。</text:p>
      <text:p text:style-name="P27">３．A: お誕生日おめでとう。何歳ですか。B: 二十歳です</text:p>
      <text:p text:style-name="P27">４．A: お祖父さんとお祖母さんに会いますか。B: はい、会います。A: 何日に会いますか。B: 一月二日に会います。</text:p>
      <text:p text:style-name="P27">５．十二月三十一日お寺に行きます。お寺で鐘を聞きます。</text:p>
      <text:p text:style-name="P27">６．お祖母さん、百歳のお誕生日おめでとう。</text:p>
      <text:p text:style-name="P27">７．２０２５年１１月に飛行機で一緒に日本に行きませんか。</text:p>
      <text:p text:style-name="P28">Relative days: 一昨日（おととい）、昨日（きのう）、今日（きょう）、明日（あした）、明後日（あさって）。</text:p>
      <text:p text:style-name="P29">Every: 毎日（まいにち）、毎週（まいしゅう）、毎月（まいつき）、毎年（まいとし）。</text:p>
      <text:p text:style-name="P29">This: 今週（こんしゅう）、今月（こんげつ）、今年（ことし）。</text:p>
      <text:p text:style-name="P29">Next: 来週（らいしゅう）、<text:span text:style-name="T4">　</text:span>来月（らいげつ）、来年（らいねん）。</text:p>
      <text:p text:style-name="P29">Last: 先週（せんしゅう）、先月（せんげつ）、去年（きょねん）。</text:p>
      <text:p text:style-name="P29">End: 週末（しゅうまつ）、月末（げつまつ）、年末（ねんまつ）。</text:p>
      <text:p text:style-name="P27">８．私は明日デパートに行きます。</text:p>
      <text:p text:style-name="P27">９．明後日友達とサッカーをします。</text:p>
      <text:p text:style-name="P30">Question words <text:span text:style-name="T5">for time: 何時（なんじ）、何日（なんにち）、何月（なんがつ）、何年（なんねん）、いつ。</text:span></text:p>
      <text:p text:style-name="P8">１０．A: いつうちに帰りますか。B: </text:p>
      <text:p text:style-name="P8">１１．A: いつ勉強しますか。B: 僕は今日うちでべんきょうします。でも、明日公園でサッカーをします。</text:p>
      <text:p text:style-name="P8">１２．私は今月と来月うちで仕事をします。</text:p>
      <text:p text:style-name="P8">１３．A: いつ日本語を勉強しますか。B: 毎日勉強します。</text:p>
      <text:p text:style-name="P8">１４．今週仕事をします。でも、来週<text:ruby text:style-name="Ru1"><text:ruby-base>金沢</text:ruby-base><text:ruby-text>かなざわ</text:ruby-text></text:ruby>で観光します。</text:p>
      <text:p text:style-name="P8">１５．私は毎週祖母に会います。</text:p>
      <text:p text:style-name="P8">１６．キムさんは毎年一月に韓国に帰ります。</text:p>
      <text:p text:style-name="P8">１７．私は週末運動します。私は土曜日と日曜日に運動します。</text:p>
      <text:p text:style-name="P31">１８．</text:p>
      <text:p text:style-name="P31"><text:span text:style-name="T6">　A</text:span>: ジョンさんはスポーツが好きですか。</text:p>
      <text:p text:style-name="P32">　B: はい、よくサッカーとテニスをします。</text:p>
      <text:p text:style-name="P33">　A: そうですか。私もテニスをします。</text:p>
      <text:p text:style-name="P33">　B: まりこさん、週末一緒にテニスをしませんか。</text:p>
      <text:p text:style-name="P34">　A: すみません、私は今週の土曜日に祖父のうちに行きます。</text:p>
      <text:p text:style-name="P35">　B: へえ、そうですか。じゃあ、日曜日はどうですか。</text:p>
      <text:p text:style-name="P35">　A: えっと、毎週日曜日に友達と<text:ruby text:style-name="Ru1"><text:ruby-base>柔道</text:ruby-base><text:ruby-text>じゅうどう</text:ruby-text></text:ruby>をします。 ジョンさんもしませんか。</text:p>
      <text:p text:style-name="P35">　B: ええっ、<text:ruby text:style-name="Ru1"><text:ruby-base>柔道</text:ruby-base><text:ruby-text>じゅうどう</text:ruby-text></text:ruby>はちょっと・・・。僕は木曜日の午後六時からテニスをします。一緒にしませんか。</text:p>
      <text:p text:style-name="P36">　A: いいですね。明日ですね。</text:p>
      <text:p text:style-name="P36">　B: いいえ、明後日ですよ。今日は火曜日です。</text:p>
      <text:p text:style-name="P35">　</text:p>
      <text:p text:style-name="P31">Exercises 07/02/2025:</text:p>
      <text:p text:style-name="P31">１．私は昨日町に行きました。</text:p>
      <text:p text:style-name="P31">２．私は昨日うちで音楽を聞きました。明日友達と運動しました。</text:p>
      <text:p text:style-name="P31">３．昨日仕事をしませんでした。</text:p>
      <text:p text:style-name="P31">４．１１時に起きました。朝ご飯を食べませんでした。</text:p>
      <text:p text:style-name="P31">５．昨日全然勉強しませんでした。でも、今日しますよ。</text:p>
      <text:p text:style-name="P8">６．きょうこさんは去年日本に帰りませんでした。</text:p>
      <text:p text:style-name="P37">７．A: 先週お祖母さんに会いましたか。B: いいえ、会いませんでした。でも、祖母は先月私のうちに来ました。</text:p>
      <text:p text:style-name="P38">８．先生、お先にどうぞ！</text:p>
      <text:p text:style-name="P38">９．A: 毎日ビールを飲みますか。B: いいえ、週末飲みます。</text:p>
      <text:p text:style-name="P39">１０．日本の週末は土曜日と日曜日です。</text:p>
      <text:p text:style-name="P40">１１．A: 毎週勉強しますか。B: いいえ、毎日勉強します。</text:p>
      <text:p text:style-name="P40">１２．A: 学校に行きますか。B: はい、でも、先に朝ご飯を食べます。</text:p>
      <text:p text:style-name="P40"/>
      <text:p text:style-name="P41">Exercises 08/02/2025:</text:p>
      <text:p text:style-name="P41">１．さきさんは去年大学生でした。中国語とビジネスを勉強しました。</text:p>
      <text:p text:style-name="P41">２．祖父は医者でした。そして、有名でした。</text:p>
      <text:p text:style-name="P41">３．さきさんは去年会社員じゃなかったです。</text:p>
      <text:p text:style-name="P41">４．やすださんは去年先生じゃなかったです。大学生でした。</text:p>
      <text:p text:style-name="P41">５．私は昨日元気じゃなかったです。</text:p>
      <text:p text:style-name="P41">６．その有名なレストランの人は親切じゃなかったです。レストランはきれいじゃなかったです。</text:p>
      <text:p text:style-name="P42">７．<text:ruby text:style-name="Ru1"><text:ruby-base>北海道</text:ruby-base><text:ruby-text>ほっかいどう</text:ruby-text></text:ruby>は暑くないです。</text:p>
      <text:p text:style-name="P42">８．Present: この映画は面白いです。Past: 昨日の映画は面白かったです。</text:p>
      <text:p text:style-name="P42">９．誕生日のケーキは美味しかったです。</text:p>
      <text:p text:style-name="P42">１０．僕は先月ローマで観光しました。素晴らしかったです。</text:p>
      <text:p text:style-name="P42">１１．Present: この映画は面白くないです。Past: 昨日の映画は面白くなかったです。</text:p>
      <text:p text:style-name="P42">１２．私は先月<text:ruby text:style-name="Ru1"><text:ruby-base>北海道</text:ruby-base><text:ruby-text>ほっかいどう</text:ruby-text></text:ruby>に行きました。寒くなかったです。</text:p>
      <text:p text:style-name="P42">１３．この大きい弁当は高くなかったです。</text:p>
      <text:p text:style-name="P43">Special case: いい、よくない、よかった、よくなかった。</text:p>
      <text:p text:style-name="P42">１４．私は週末友達に会いました。よかったですね。</text:p>
      <text:p text:style-name="P44">１５．A: 公園は遠かったですか。B: いいえ、遠くなかったです。近かったです。</text:p>
      <text:p text:style-name="P44">１６．A: 日本語のクラスは長かったですか。B: いいえ、短かったです。そして、面白かったです。</text:p>
      <text:p text:style-name="P45">でも <text:span text:style-name="T7">and が works and A but B</text:span></text:p>
      <text:p text:style-name="P46">１７．<text:span text:style-name="T8">でも：</text:span>そのお菓子は美味しいです。でも、高いです。<text:span text:style-name="T8">が：</text:span>このお菓子は美味しいですが、高いです。</text:p>
      <text:p text:style-name="P42">１８．学校に行きませんでしたが、うちで勉強しました。</text:p>
      <text:p text:style-name="P42">１９．明日は日曜日ですが、仕事に行きます。</text:p>
      <text:p text:style-name="P42">２０．この本は面白かったですが、長かったです。</text:p>
      <text:p text:style-name="P42">２１．エミさんは学生ですが、勉強しません。</text:p>
      <text:p text:style-name="P42">２２．私は日本人ですが、寿司が嫌いです。</text:p>
      <text:p text:style-name="P43">から <text:span text:style-name="T7">B because of A</text:span></text:p>
      <text:p text:style-name="P42">２３．来年日本に行きますから、日本語を勉強します。</text:p>
      <text:p text:style-name="P42">２４．寒かったから、公園に行きませんでした。</text:p>
      <text:p text:style-name="P42">２５．土曜日ですから、八時に起きませんでした。</text:p>
      <text:p text:style-name="P42">２６．元気じゃないですから、うちに帰ります。</text:p>
      <text:p text:style-name="P42">２７．十二時ですから、昼ご飯を食べましょう。</text:p>
      <text:p text:style-name="P42">２８．先週私は忙しかったです。</text:p>
      <text:p text:style-name="P42">２９．A: 明日何をしますか。B: そうですね、今日は仕事をしますが、明日友達に会います。</text:p>
      <text:p text:style-name="P42">３０．私は先週忙しかったですが、今暇です。</text:p>
      <text:p text:style-name="P42">３１．A: 昨日、忙しかったですか。B: いいえ、全然忙しかったです。暇でしたから、映画を見ました。</text:p>
      <text:p text:style-name="P47">３２．A: 週末忙しかったですか。何をしましたか。B: 新しい車を買いましたから、<text:ruby text:style-name="Ru1"><text:ruby-base>琵琶</text:ruby-base><text:ruby-text>びわこ</text:ruby-text></text:ruby>湖まで車で行きました。</text:p>
      <text:p text:style-name="P42"/>
      <text:p text:style-name="P48">Exercises 09/02/2025:</text:p>
      <text:p text:style-name="P48"/>
      <text:p text:style-name="P49">Tom’s Story:</text:p>
      <text:p text:style-name="P49"><text:span text:style-name="T9">　</text:span>私は四月に<text:ruby text:style-name="Ru1"><text:ruby-base>妻</text:ruby-base><text:ruby-text>つま</text:ruby-text></text:ruby>と日本に行きました。<text:ruby text:style-name="Ru1"><text:ruby-base>大阪</text:ruby-base><text:ruby-text>おおさか</text:ruby-text></text:ruby>でお<text:ruby text:style-name="Ru1"><text:ruby-base>好み</text:ruby-base><text:ruby-text>この</text:ruby-text></text:ruby><text:ruby text:style-name="Ru1"><text:ruby-base>焼</text:ruby-base><text:ruby-text>や</text:ruby-text></text:ruby>きを食べました。そして、<text:ruby text:style-name="Ru1"><text:ruby-base>大阪城</text:ruby-base><text:ruby-text>おおさかじょう</text:ruby-text></text:ruby>と<text:ruby text:style-name="Ru1"><text:ruby-base>桜</text:ruby-base><text:ruby-text>さくら</text:ruby-text></text:ruby>を見ました。素晴らしかったです。</text:p>
      <text:p text:style-name="P49"><text:span text:style-name="T9">　</text:span><text:ruby text:style-name="Ru1"><text:ruby-base>妻</text:ruby-base><text:ruby-text>つま</text:ruby-text></text:ruby>は古い町が好きですから、<text:ruby text:style-name="Ru1"><text:ruby-base>電車</text:ruby-base><text:ruby-text>でんしゃ</text:ruby-text></text:ruby>で<text:ruby text:style-name="Ru1"><text:ruby-base>奈良</text:ruby-base><text:ruby-text>なら</text:ruby-text></text:ruby>に行きました。<text:ruby text:style-name="Ru1"><text:ruby-base>奈良</text:ruby-base><text:ruby-text>なら</text:ruby-text></text:ruby>のお<text:ruby text:style-name="Ru1"><text:ruby-base>寺</text:ruby-base><text:ruby-text>てら</text:ruby-text></text:ruby>で<text:ruby text:style-name="Ru1"><text:ruby-base>大仏</text:ruby-base><text:ruby-text>だいぶつ</text:ruby-text></text:ruby>を見ました。すごかったです。公園で弁当を食べました。<text:ruby text:style-name="Ru1"><text:ruby-base>鹿</text:ruby-base><text:ruby-text>しか</text:ruby-text></text:ruby>も私の弁当を食べました。私は悲しかったです。<text:ruby text:style-name="Ru1"><text:ruby-base>奈良</text:ruby-base><text:ruby-text>なら</text:ruby-text></text:ruby>から<text:ruby text:style-name="Ru1"><text:ruby-base>京都</text:ruby-base><text:ruby-text>きょうと</text:ruby-text></text:ruby>にバスで行きました。</text:p>
      <text:p text:style-name="P49"><text:span text:style-name="T9">　</text:span><text:ruby text:style-name="Ru1"><text:ruby-base>京都</text:ruby-base><text:ruby-text>きょうと</text:ruby-text></text:ruby>で有名な<text:ruby text:style-name="Ru1"><text:ruby-base>神社</text:ruby-base><text:ruby-text>じんじゃ</text:ruby-text></text:ruby>に行きました。<text:ruby text:style-name="Ru1"><text:ruby-base>妻</text:ruby-base><text:ruby-text>つま</text:ruby-text></text:ruby>は小さい店できれいな<text:ruby text:style-name="Ru1"><text:ruby-base>鞄</text:ruby-base><text:ruby-text>かばん</text:ruby-text></text:ruby>を買いました。着物は高かったですから、買いませんでした。<text:ruby text:style-name="Ru1"><text:ruby-base>京都</text:ruby-base><text:ruby-text>きょうと</text:ruby-text></text:ruby><text:ruby text:style-name="Ru1"><text:ruby-base>駅</text:ruby-base><text:ruby-text>えき</text:ruby-text></text:ruby>で<text:ruby text:style-name="Ru1"><text:ruby-base>新幹線</text:ruby-base><text:ruby-text>しんかんせん</text:ruby-text></text:ruby>に乗りました。</text:p>
      <text:p text:style-name="P50">　<text:ruby text:style-name="Ru1"><text:ruby-base>新幹線</text:ruby-base><text:ruby-text>しんかんせん</text:ruby-text></text:ruby>から<text:ruby text:style-name="Ru1"><text:ruby-base>富士山</text:ruby-base><text:ruby-text>ふじさん</text:ruby-text></text:ruby>を見ました。<text:ruby text:style-name="Ru1"><text:ruby-base>富士山</text:ruby-base><text:ruby-text>ふじさん</text:ruby-text></text:ruby>は大きかったです。<text:ruby text:style-name="Ru1"><text:ruby-base>東京</text:ruby-base><text:ruby-text>とうきょう</text:ruby-text></text:ruby>で美味しい寿司を食べました。あまり高くなかったです。面白い寿司屋でした。店の人はロボットでした。日本<text:ruby text:style-name="Ru1"><text:ruby-base>旅行</text:ruby-base><text:ruby-text>りょこう</text:ruby-text></text:ruby>は<text:ruby text:style-name="Ru1"><text:ruby-base>良</text:ruby-base><text:ruby-text>よ</text:ruby-text></text:ruby>かったです。<text:span text:style-name="T10">　</text:span></text:p>
      <text:p text:style-name="P51">Exercises 10/02/2025:</text:p>
      <text:p text:style-name="P52">To be: いる for moving things and ある for not moving things.</text:p>
      <text:p text:style-name="P52">Directions: 上（うえ）、下（した）、中（なか）、右（みぎ）、左（ひだり）、前（まえ）、後ろ（うしろ）。</text:p>
      <text:p text:style-name="P51">１．A: たけろさんのうちはどこにありますか。B: あそこにあります。</text:p>
      <text:p text:style-name="P51">２．新聞は鞄の中にあります。</text:p>
      <text:p text:style-name="P51">３．本屋はデパートの中にあります。</text:p>
      <text:p text:style-name="P51">４．時計屋はそば屋の右にあります。</text:p>
      <text:p text:style-name="P53">５．ノリさんは男の人の右はいます。くみさんは男の人の左にいます。</text:p>
      <text:p text:style-name="P53">６．ご飯は魚の下にあります。魚はご飯の上にあります。</text:p>
      <text:p text:style-name="P40">７．姉は私の前にいます。弟は私の後ろにいます。</text:p>
      <text:p text:style-name="P40">８．A: <text:ruby text:style-name="Ru1"><text:ruby-base>時計</text:ruby-base><text:ruby-text>とけい</text:ruby-text></text:ruby>はどこにありますか。B: 鞄の中にあります。</text:p>
      <text:p text:style-name="P40">９．<text:ruby text:style-name="Ru1"><text:ruby-base>地下鉄</text:ruby-base><text:ruby-text>ちかてつ</text:ruby-text></text:ruby>の駅は公園の下にあります。</text:p>
      <text:p text:style-name="P40">１０．今日は寒いですから、うちの中にいます。</text:p>
      <text:p text:style-name="P40">１１．私の車はうちの前にあります。</text:p>
      <text:p text:style-name="P40">１２．左から右に「一」を書きます。</text:p>
      <text:p text:style-name="P40">１３．男の人は水上スキーをします。</text:p>
      <text:p text:style-name="P40">１４．小さい時計は鞄の中です。そして、その鞄はソファーの上にあります。</text:p>
      <text:p text:style-name="P40">１５．<text:ruby text:style-name="Ru1"><text:ruby-base>上司</text:ruby-base><text:ruby-text>じょうし</text:ruby-text></text:ruby>と<text:ruby text:style-name="Ru1"><text:ruby-base>部下</text:ruby-base><text:ruby-text>ぶか</text:ruby-text></text:ruby>は一緒にお昼ご飯をたべます。</text:p>
      <text:p text:style-name="P40">１６．犬は<text:ruby text:style-name="Ru1"><text:ruby-base>庭</text:ruby-base><text:ruby-text>にわ</text:ruby-text></text:ruby>にいます。木は<text:ruby text:style-name="Ru1"><text:ruby-base>池</text:ruby-base><text:ruby-text>いけ</text:ruby-text></text:ruby>の後ろにあります。</text:p>
      <text:p text:style-name="P40">１７．この大きな犬は<text:ruby text:style-name="Ru1"><text:ruby-base>上田</text:ruby-base><text:ruby-text>うえだ</text:ruby-text></text:ruby>さんのペットです。</text:p>
      <text:p text:style-name="P54">１８．魚は庭の池の中にいます。</text:p>
      <text:p text:style-name="P54">１９．私はよく<text:ruby text:style-name="Ru1"><text:ruby-base>家</text:ruby-base><text:ruby-text>いえ</text:ruby-text></text:ruby>の<text:ruby text:style-name="Ru1"><text:ruby-base>窓</text:ruby-base><text:ruby-text>まど</text:ruby-text></text:ruby>からあの<text:ruby text:style-name="Ru1"><text:ruby-base>木</text:ruby-base><text:ruby-text>き</text:ruby-text></text:ruby>を見ます。</text:p>
      <text:p text:style-name="P54">２０．<text:ruby text:style-name="Ru1"><text:ruby-base>机</text:ruby-base><text:ruby-text>つくえ</text:ruby-text></text:ruby>の上にコンピューターがあります。</text:p>
      <text:p text:style-name="P55">２１．犬は男の人の左にいます。コンピューターはテーブルの上にあります。</text:p>
      <text:p text:style-name="P55">２２．兄の車はここにありません。兄はここにいません。</text:p>
      <text:p text:style-name="P55">２３．<text:ruby text:style-name="Ru1"><text:ruby-base>家族</text:ruby-base><text:ruby-text>かぞく</text:ruby-text></text:ruby>は<text:ruby text:style-name="Ru1"><text:ruby-base>中国</text:ruby-base><text:ruby-text>ちゅうごく</text:ruby-text></text:ruby>にいますが、大学はアメリカにあります。</text:p>
      <text:p text:style-name="P40"/>
      <text:p text:style-name="P56">Exercises 12/02/2025:</text:p>
      <text:p text:style-name="P56">１．A: どこに花がありますか。B: 窓の前にあります。</text:p>
      <text:p text:style-name="P56">２．私の町に大学があります。</text:p>
      <text:p text:style-name="P56">３．私の庭に池があります。池に魚がいます。</text:p>
      <text:p text:style-name="P56">４．部屋にベッドと椅子と机があります。</text:p>
      <text:p text:style-name="P56">５．部屋に机がありますが、椅子がありません。</text:p>
      <text:p text:style-name="P56">６．この町からバスがありますが、電車がありません。</text:p>
      <text:p text:style-name="P56">７．鞄の中に何がありますか。</text:p>
      <text:p text:style-name="P57"/>
      <text:p text:style-name="P57">Toshiko-san history:</text:p>
      <text:p text:style-name="P57">うちの前に車がありません。</text:p>
      <text:p text:style-name="P57">うちに庭があります。庭に木があります。</text:p>
      <text:p text:style-name="P57">庭に池があります。池に魚がいます。</text:p>
      <text:p text:style-name="P57">部屋に椅子がありません。机の上にお茶があります。</text:p>
      <text:p text:style-name="P57">部屋に日本のゲームがあります。部屋でゲームをします。</text:p>
      <text:p text:style-name="P57"/>
      <text:p text:style-name="P57">８．としこさんの庭の池に大きな魚がいました。</text:p>
      <text:p text:style-name="P58">９．部屋に大きな窓があります。窓の前に猫がいます。</text:p>
      <text:p text:style-name="P58">１０．A: エミさんの部屋にソファーがありますか。B: いいえ、私の部屋は狭いですから、ありません。ベッドと机と椅子があります。</text:p>
      <text:p text:style-name="P59">１１．来月スポーツのイベントがあります。</text:p>
      <text:p text:style-name="P60">１２．友達のうちでパーティーがあります。</text:p>
      <text:p text:style-name="P60">１３．駅の前の学校で日本のクラスがあります。</text:p>
      <text:p text:style-name="P60">１４．週末、町でコンサートがあります。</text:p>
      <text:p text:style-name="P60">１５．週末公園でコンサートがあります。チケットはここにあります。</text:p>
      <text:p text:style-name="P60">１６．毎週木曜日にミーティングがあります。</text:p>
      <text:p text:style-name="P60">１７．明後日午前九時からテストがあります。</text:p>
      <text:p text:style-name="P60">１８．庭でコスプレのイベントがありました。古いのうちの前に女の人がいました。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2-12T15:57:40.412315136</dc:date>
    <meta:editing-duration>PT11H49M58S</meta:editing-duration>
    <meta:editing-cycles>212</meta:editing-cycles>
    <meta:generator>LibreOffice/24.8.4.2$Linux_X86_64 LibreOffice_project/480$Build-2</meta:generator>
    <meta:document-statistic meta:table-count="0" meta:image-count="0" meta:object-count="0" meta:page-count="1" meta:paragraph-count="224" meta:word-count="5335" meta:character-count="6099" meta:non-whitespace-character-count="5930"/>
  </office:meta>
</office:document-meta>
</file>